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6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70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71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73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75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76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79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#729fc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1e73" officeooo:paragraph-rsid="00141e73" style:font-size-asian="12.25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#729fcf" style:font-size-asian="12.25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font-size="14pt" fo:font-weight="bold" officeooo:rsid="0015534b" officeooo:paragraph-rsid="0015534b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4acea" officeooo:paragraph-rsid="0014acea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0c71aa" fo:background-color="#afd095" loext:char-shading-value="0"/>
    </style:style>
    <style:style style:name="T9" style:family="text">
      <style:text-properties officeooo:rsid="000d4ee1" fo:background-color="#afd095" loext:char-shading-value="0"/>
    </style:style>
    <style:style style:name="T10" style:family="text">
      <style:text-properties officeooo:rsid="00064044"/>
    </style:style>
    <style:style style:name="T11" style:family="text">
      <style:text-properties officeooo:rsid="000733f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733f6" fo:background-color="transparent" loext:char-shading-value="0"/>
    </style:style>
    <style:style style:name="T14" style:family="text">
      <style:text-properties officeooo:rsid="0011eec4" fo:background-color="transparent" loext:char-shading-value="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733f6" style:font-style-asian="normal" style:font-style-complex="normal"/>
    </style:style>
    <style:style style:name="T17" style:family="text">
      <style:text-properties fo:font-style="normal" fo:background-color="#afd095" loext:char-shading-value="0" style:font-style-asian="normal" style:font-style-complex="normal"/>
    </style:style>
    <style:style style:name="T18" style:family="text">
      <style:text-properties fo:font-style="normal" officeooo:rsid="000733f6" fo:background-color="#afd095" loext:char-shading-value="0" style:font-style-asian="normal" style:font-style-complex="normal"/>
    </style:style>
    <style:style style:name="T19" style:family="text">
      <style:text-properties fo:font-style="normal" officeooo:rsid="000eece2" fo:background-color="#afd095" loext:char-shading-value="0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0c3fb2"/>
    </style:style>
    <style:style style:name="T26" style:family="text">
      <style:text-properties officeooo:rsid="000c71aa"/>
    </style:style>
    <style:style style:name="T27" style:family="text">
      <style:text-properties officeooo:rsid="000eece2"/>
    </style:style>
    <style:style style:name="T28" style:family="text">
      <style:text-properties officeooo:rsid="001145a4"/>
    </style:style>
    <style:style style:name="T29" style:family="text">
      <style:text-properties officeooo:rsid="0011eec4"/>
    </style:style>
    <style:style style:name="T30" style:family="text">
      <style:text-properties officeooo:rsid="0015534b"/>
    </style:style>
    <style:style style:name="T31" style:family="text">
      <style:text-properties officeooo:rsid="00172f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20">roguelike / roguelite</text:p>
      <text:p text:style-name="P20"/>
      <text:p text:style-name="P1">Базовые элементы roguelike</text:p>
      <text:list text:style-name="L1">
        <text:list-item>
          <text:p text:style-name="P72">реиграбельность;</text:p>
        </text:list-item>
        <text:list-item>
          <text:p text:style-name="P72">процедурный мир;</text:p>
        </text:list-item>
        <text:list-item>
          <text:p text:style-name="P72">ascii графика;</text:p>
        </text:list-item>
        <text:list-item>
          <text:p text:style-name="P73">пошаговый геймплей;</text:p>
        </text:list-item>
        <text:list-item>
          <text:p text:style-name="P72">перманентная смерть.</text:p>
        </text:list-item>
      </text:list>
      <text:p text:style-name="P20"/>
      <text:p text:style-name="P1">Сеттинг</text:p>
      <text:p text:style-name="P20">зомби-апокалипсис в современном мире</text:p>
      <text:p text:style-name="P20"/>
      <text:p text:style-name="P4">Геймплей</text:p>
      <text:p text:style-name="P21">Что будет делать персонаж:</text:p>
      <text:list text:style-name="L2">
        <text:list-item>
          <text:p text:style-name="P74">убивать зомби (<text:span text:style-name="T1">разных</text:span>)</text:p>
        </text:list-item>
        <text:list-item>
          <text:p text:style-name="P74">собирать ресурсы (<text:span text:style-name="T1">разные</text:span>)</text:p>
        </text:list-item>
        <text:list-item>
          <text:p text:style-name="P74">обустраивать базу (персональная)</text:p>
        </text:list-item>
      </text:list>
      <text:p text:style-name="P21"/>
      <text:p text:style-name="P21">Зачем он это делает:</text:p>
      <text:list text:style-name="L3">
        <text:list-item>
          <text:p text:style-name="P75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75">убывать зомби – продвижение по локации, <text:span text:style-name="T1">лут</text:span> с зомби.</text:p>
        </text:list-item>
        <text:list-item>
          <text:p text:style-name="P75">обустраивать базу – безопасный отдых.</text:p>
        </text:list-item>
      </text:list>
      <text:p text:style-name="P21"/>
      <text:p text:style-name="P51">Подробнее</text:p>
      <text:p text:style-name="P55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55">На это траится время и ресурсы.</text:p>
      <text:p text:style-name="P55"/>
      <text:p text:style-name="P22"/>
      <text:p text:style-name="P68">Игровой день</text:p>
      <text:p text:style-name="P31">День поделен на стадии:</text:p>
      <text:p text:style-name="P31">Утро – сбор ресурсов в рейд</text:p>
      <text:p text:style-name="P31"><text:span text:style-name="T28">День, активная стадия 1</text:span> – <text:span text:style-name="T28">относительно безопасно, сон эффективнее на 50%.</text:span></text:p>
      <text:p text:style-name="P31">Вечер – хил, еда, вода, укрепление базы</text:p>
      <text:p text:style-name="P31">Ночь, <text:span text:style-name="T28">активная стадия 2</text:span> – нашествие зомби. <text:span text:style-name="T28">В рейде зомби на 50% больше.</text:span></text:p>
      <text:p text:style-name="P22"/>
      <text:p text:style-name="P10">База</text:p>
      <text:p text:style-name="P34">Находясь на базе игрок удовлетворяет потребности:</text:p>
      <text:list text:style-name="L4">
        <text:list-item>
          <text:p text:style-name="P76">еда</text:p>
        </text:list-item>
        <text:list-item>
          <text:p text:style-name="P76">вода</text:p>
        </text:list-item>
        <text:list-item>
          <text:p text:style-name="P76">сон</text:p>
        </text:list-item>
        <text:list-item>
          <text:p text:style-name="P76">здоровье</text:p>
        </text:list-item>
      </text:list>
      <text:p text:style-name="P34">и укрепляет базу.</text:p>
      <text:p text:style-name="P34"/>
      <text:p text:style-name="P45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50">Добавить объединение материалов с получением бонуса?</text:p>
      <text:p text:style-name="P48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48"/>
      <text:p text:style-name="P19">Разрушение базы</text:p>
      <text:p text:style-name="P48">Каждую ночь <text:span text:style-name="T29">внешним</text:span> элементам базы наносится B * (1 + К * D) очков урона, где B – базовый урон (настраивать), K – ежедневный коэффициент, D – номер дня.</text:p>
      <text:p text:style-name="P46"><text:span text:style-name="T12">Элементы базы м. б. внешними (баррикады) и внутренними (обстановка). </text:span><text:span text:style-name="T14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<text:soft-page-break/>Сытость</text:p>
      <text:p text:style-name="P34">У персонажа есть показатель сытости (0 – 100). За день показатель снижается на 20.</text:p>
      <text:p text:style-name="P34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61">60-100</text:p>
          </table:table-cell>
          <table:table-cell table:style-name="Table1.B2" office:value-type="string">
            <text:p text:style-name="P61">0</text:p>
          </table:table-cell>
        </table:table-row>
        <table:table-row>
          <table:table-cell table:style-name="Table1.A2" office:value-type="string">
            <text:p text:style-name="P61">40-60</text:p>
          </table:table-cell>
          <table:table-cell table:style-name="Table1.B2" office:value-type="string">
            <text:p text:style-name="P61">20%</text:p>
          </table:table-cell>
        </table:table-row>
        <table:table-row>
          <table:table-cell table:style-name="Table1.A2" office:value-type="string">
            <text:p text:style-name="P61">20-40</text:p>
          </table:table-cell>
          <table:table-cell table:style-name="Table1.B2" office:value-type="string">
            <text:p text:style-name="P61">50%</text:p>
          </table:table-cell>
        </table:table-row>
        <table:table-row>
          <table:table-cell table:style-name="Table1.A2" office:value-type="string">
            <text:p text:style-name="P61">&lt;20</text:p>
          </table:table-cell>
          <table:table-cell table:style-name="Table1.B2" office:value-type="string">
            <text:p text:style-name="P61">80%</text:p>
          </table:table-cell>
        </table:table-row>
        <table:table-row>
          <table:table-cell table:style-name="Table1.A2" office:value-type="string">
            <text:p text:style-name="P61">0</text:p>
          </table:table-cell>
          <table:table-cell table:style-name="Table1.B2" office:value-type="string">
            <text:p text:style-name="P61">Смерть</text:p>
          </table:table-cell>
        </table:table-row>
      </table:table>
      <text:p text:style-name="P36">Для восстановления нужен провиант и время на съедание.</text:p>
      <text:p text:style-name="P34"/>
      <text:p text:style-name="P10">Жажда</text:p>
      <text:p text:style-name="P34">У персонажа есть показатель жажды (0 – 100). За день показатель снижается на 50.</text:p>
      <text:p text:style-name="P34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61">60-100</text:p>
          </table:table-cell>
          <table:table-cell table:style-name="Table2.B2" office:value-type="string">
            <text:p text:style-name="P61">0</text:p>
          </table:table-cell>
        </table:table-row>
        <table:table-row>
          <table:table-cell table:style-name="Table2.A2" office:value-type="string">
            <text:p text:style-name="P61">40-60</text:p>
          </table:table-cell>
          <table:table-cell table:style-name="Table2.B2" office:value-type="string">
            <text:p text:style-name="P61">20%</text:p>
          </table:table-cell>
        </table:table-row>
        <table:table-row>
          <table:table-cell table:style-name="Table2.A2" office:value-type="string">
            <text:p text:style-name="P61">20-40</text:p>
          </table:table-cell>
          <table:table-cell table:style-name="Table2.B2" office:value-type="string">
            <text:p text:style-name="P61">50%</text:p>
          </table:table-cell>
        </table:table-row>
        <table:table-row>
          <table:table-cell table:style-name="Table2.A2" office:value-type="string">
            <text:p text:style-name="P61">&lt;20</text:p>
          </table:table-cell>
          <table:table-cell table:style-name="Table2.B2" office:value-type="string">
            <text:p text:style-name="P61">80%</text:p>
          </table:table-cell>
        </table:table-row>
        <table:table-row>
          <table:table-cell table:style-name="Table2.A2" office:value-type="string">
            <text:p text:style-name="P61">0</text:p>
          </table:table-cell>
          <table:table-cell table:style-name="Table2.B2" office:value-type="string">
            <text:p text:style-name="P61">Смерть</text:p>
          </table:table-cell>
        </table:table-row>
      </table:table>
      <text:p text:style-name="P36">Для восстановления нужна вода и время на питье.</text:p>
      <text:p text:style-name="P34"/>
      <text:p text:style-name="P13">Сон</text:p>
      <text:p text:style-name="P35">У персонажа есть показатель <text:span text:style-name="T2">отдыха</text:span> (0 – 100). За день показатель снижается на <text:span text:style-name="T2">3</text:span>0.</text:p>
      <text:p text:style-name="P35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62"><text:span text:style-name="T2">8</text:span>0-100</text:p>
          </table:table-cell>
          <table:table-cell table:style-name="Table3.B2" office:value-type="string">
            <text:p text:style-name="P62">0</text:p>
          </table:table-cell>
        </table:table-row>
        <table:table-row>
          <table:table-cell table:style-name="Table3.A2" office:value-type="string">
            <text:p text:style-name="P62"><text:span text:style-name="T2">5</text:span>0-<text:span text:style-name="T2">8</text:span>0</text:p>
          </table:table-cell>
          <table:table-cell table:style-name="Table3.B2" office:value-type="string">
            <text:p text:style-name="P62">20%</text:p>
          </table:table-cell>
        </table:table-row>
        <text:soft-page-break/>
        <table:table-row>
          <table:table-cell table:style-name="Table3.A2" office:value-type="string">
            <text:p text:style-name="P62"><text:span text:style-name="T2">3</text:span>0-<text:span text:style-name="T2">5</text:span>0</text:p>
          </table:table-cell>
          <table:table-cell table:style-name="Table3.B2" office:value-type="string">
            <text:p text:style-name="P62">50%</text:p>
          </table:table-cell>
        </table:table-row>
        <table:table-row>
          <table:table-cell table:style-name="Table3.A2" office:value-type="string">
            <text:p text:style-name="P62">&lt;<text:span text:style-name="T2">3</text:span>0</text:p>
          </table:table-cell>
          <table:table-cell table:style-name="Table3.B2" office:value-type="string">
            <text:p text:style-name="P62">80%</text:p>
          </table:table-cell>
        </table:table-row>
        <table:table-row>
          <table:table-cell table:style-name="Table3.A2" office:value-type="string">
            <text:p text:style-name="P62">0</text:p>
          </table:table-cell>
          <table:table-cell table:style-name="Table3.B2" office:value-type="string">
            <text:p text:style-name="P62">Смерть</text:p>
          </table:table-cell>
        </table:table-row>
      </table:table>
      <text:p text:style-name="P36">Для восстановления нужно спать. <text:span text:style-name="T3">500 ходов сна восстанавливает 1 единицу</text:span>.</text:p>
      <text:p text:style-name="P36"/>
      <text:p text:style-name="P13">Здоровье</text:p>
      <text:p text:style-name="P35">У персонажа есть показатель <text:span text:style-name="T2">здоровья</text:span> (0 – 100). <text:span text:style-name="T2">Снижается в бою.</text:span></text:p>
      <text:p text:style-name="P47">Продумать механику заражения.</text:p>
      <text:p text:style-name="P35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62"><text:span text:style-name="T2">8</text:span>0-100</text:p>
          </table:table-cell>
          <table:table-cell table:style-name="Table4.B2" office:value-type="string">
            <text:p text:style-name="P62">0</text:p>
          </table:table-cell>
        </table:table-row>
        <table:table-row>
          <table:table-cell table:style-name="Table4.A2" office:value-type="string">
            <text:p text:style-name="P62"><text:span text:style-name="T2">5</text:span>0-<text:span text:style-name="T2">8</text:span>0</text:p>
          </table:table-cell>
          <table:table-cell table:style-name="Table4.B2" office:value-type="string">
            <text:p text:style-name="P62">20%</text:p>
          </table:table-cell>
        </table:table-row>
        <table:table-row>
          <table:table-cell table:style-name="Table4.A2" office:value-type="string">
            <text:p text:style-name="P62"><text:span text:style-name="T2">3</text:span>0-<text:span text:style-name="T2">5</text:span>0</text:p>
          </table:table-cell>
          <table:table-cell table:style-name="Table4.B2" office:value-type="string">
            <text:p text:style-name="P62">50%</text:p>
          </table:table-cell>
        </table:table-row>
        <table:table-row>
          <table:table-cell table:style-name="Table4.A2" office:value-type="string">
            <text:p text:style-name="P62">&lt;<text:span text:style-name="T2">3</text:span>0</text:p>
          </table:table-cell>
          <table:table-cell table:style-name="Table4.B2" office:value-type="string">
            <text:p text:style-name="P62">80%</text:p>
          </table:table-cell>
        </table:table-row>
        <table:table-row>
          <table:table-cell table:style-name="Table4.A2" office:value-type="string">
            <text:p text:style-name="P62">0</text:p>
          </table:table-cell>
          <table:table-cell table:style-name="Table4.B2" office:value-type="string">
            <text:p text:style-name="P62">Смерть</text:p>
          </table:table-cell>
        </table:table-row>
      </table:table>
      <text:p text:style-name="P36"/>
      <text:p text:style-name="P36"/>
      <text:p text:style-name="P15"/>
      <text:p text:style-name="P16">Заражение</text:p>
      <text:p text:style-name="P39">При получени урона есть определенный шанс заразиться вирусом.</text:p>
      <text:p text:style-name="P44">Базовый шанс <text:span text:style-name="T6">25%</text:span></text:p>
      <text:p text:style-name="P44">Шанс заразиться равен</text:p>
      <text:p text:style-name="P49">B + ZAm * 5 – Am</text:p>
      <text:p text:style-name="P44">где B – базовое значение, ZAm – модификатор зомби, Am – модификатор брони.</text:p>
      <text:p text:style-name="P39">Шанс снижается <text:span text:style-name="T12">броней</text:span>. Если произошло заражение (персонажа укусили), в течении <text:span text:style-name="T9">100 ходов</text:span> нужно прижечь рану специальным средством (сигнальная шашка, бенгальский огонь и т. д.), при этом теряется <text:span text:style-name="T17">50%</text:span> текущего здоровья <text:span text:style-name="T26">и </text:span><text:span text:style-name="T8">5</text:span><text:span text:style-name="T26"> еиниц максимального</text:span>, но заражения не происходит.</text:p>
      <text:p text:style-name="P37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37"><text:span text:style-name="T6">max(maxHp – curHp, 10)</text:span>.</text:p>
      <text:p text:style-name="P37"/>
      <text:p text:style-name="P15">Параметры персонажа</text:p>
      <text:p text:style-name="P37"><text:span text:style-name="T4">Сила</text:span> – перенос лута и бонус к урону в ближнем бою</text:p>
      <text:p text:style-name="P37"><text:span text:style-name="T4">Ловкость</text:span> – шанс увернуться в ближнем бою</text:p>
      <text:p text:style-name="P40"><text:span text:style-name="T4">Меткость</text:span> – шанс попасть из огнестрела</text:p>
      <text:p text:style-name="P42"><text:span text:style-name="T4">Ближний бой</text:span> – шанс попасть в ближнем бою</text:p>
      <text:p text:style-name="P78"><text:span text:style-name="T4">Скорость</text:span> – скорость перемещения</text:p>
      <text:p text:style-name="P40"/>
      <text:p text:style-name="P17">Параметры зомби</text:p>
      <text:p text:style-name="P38"><text:span text:style-name="T4">Сила</text:span> – перенос лута и бонус к урону в ближнем бою</text:p>
      <text:p text:style-name="P38"><text:span text:style-name="T4">Ловкость</text:span> – шанс увернуться в ближнем бою</text:p>
      <text:p text:style-name="P42"><text:span text:style-name="T4">Ближний бой</text:span> – шанс попасть в ближнем бою</text:p>
      <text:p text:style-name="P42"><text:span text:style-name="T4">Резист к мгновенной смерти</text:span> – обратный модификатор для шанса мгновенного убийства оружия</text:p>
      <text:p text:style-name="P43"><text:span text:style-name="T4">Дистанция зрения</text:span> – на каком расстоянии видит перса</text:p>
      <text:p text:style-name="P43"><text:span text:style-name="T4">Дистанция звука </text:span>– модификатор расстояния распространения шума</text:p>
      <text:p text:style-name="P44"><text:span text:style-name="T4">Заразность </text:span>– модификатор шанса заразить</text:p>
      <text:p text:style-name="P78"><text:soft-page-break/><text:span text:style-name="T4">Скорость</text:span> – скорость перемещения</text:p>
      <text:p text:style-name="P40"/>
      <text:p text:style-name="P41">Базовое значение каждой хар-ки <text:span text:style-name="T30">(кроме скорости) </text:span>– 10. модификатор хар-ки вычисляется как:</text:p>
      <text:p text:style-name="P41"><text:span text:style-name="T6">(V – B) / 2</text:span>,</text:p>
      <text:p text:style-name="P41">где V – значение хар-ки, B – ее база.</text:p>
      <text:p text:style-name="P15"/>
      <text:p text:style-name="P91">Перемещение</text:p>
      <text:p text:style-name="P78">Геймплей разбит на шаги. Один шаг – это шаг перемещения персонажа. Расчет перемещения производится следующим образом:</text:p>
      <text:list text:style-name="L5">
        <text:list-item>
          <text:p text:style-name="P79">для каждого существа заводится коэффициент перемещения, изначально равный 0;</text:p>
        </text:list-item>
        <text:list-item>
          <text:p text:style-name="P79">когда персонаж делает шаг, то ко всем коэффициентам добавляется значение скорости соответствующего персонажа, <text:span text:style-name="T31">умнощенный на коэффициент проходимости тайла</text:span>;</text:p>
        </text:list-item>
        <text:list-item>
          <text:p text:style-name="P79">затем каждый персонаж перемещается на число шагов, равное K // V, где<text:line-break/>K – текущее значение коэффициента, V – скорость персонажа, после чего K = K mod V.</text:p>
        </text:list-item>
      </text:list>
      <text:p text:style-name="P15"/>
      <text:p text:style-name="P70">Игровой мир</text:p>
      <text:p text:style-name="P40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40">Каждая локация – это карта, на которой происходит геймплей. Перс дерется с зомби, лутает здания.</text:p>
      <text:p text:style-name="P40">На каждой локации есть 1-2 премиум зоны, защищаемые боссами, где лежит особо ценный лут.</text:p>
      <text:p text:style-name="P40"/>
      <text:p text:style-name="P40">На первом этапе разработки карта предсозданная. После реализации всех механик пропишем генератор (если успеем).</text:p>
      <text:p text:style-name="P69">Бой</text:p>
      <text:p text:style-name="P23">Сражаться можно в ближнем бою или с помощью огнестрельного оружия. Огнестрел привлекает ближайших зомби, но эффективен.</text:p>
      <text:p text:style-name="P23"/>
      <text:p text:style-name="P52">Оружие имеет характеристики:</text:p>
      <text:p text:style-name="P23"><text:span text:style-name="T4">Урон</text:span> – базовый урон</text:p>
      <text:p text:style-name="P23"><text:span text:style-name="T4">Смертоносность </text:span>– шанс мгновенно убить зомби</text:p>
      <text:p text:style-name="P23"><text:span text:style-name="T4">Точность</text:span> – <text:span text:style-name="T10">модификатор</text:span> шанс<text:span text:style-name="T10">а</text:span> попасть. Меняется с увеличением расстояния. Для ближнего боя 0 начиная с определенной дистанции.</text:p>
      <text:p text:style-name="P32"><text:span text:style-name="T4">Модификатор расхода сил</text:span> – изменяет базовый расход сил при атаке.</text:p>
      <text:p text:style-name="P23"/>
      <text:p text:style-name="P53">Броня имеет характеристики</text:p>
      <text:p text:style-name="P53"><text:span text:style-name="T5">Часть тела</text:span><text:span text:style-name="T24"> – на какую часть тела можно надеть </text:span><text:span text:style-name="T25">(голова, лицо, шея, плечи, предплечья, запястья, грудь, спина, живот, бедра, голени, стопы)</text:span></text:p>
      <text:p text:style-name="P53"><text:span text:style-name="T5">Плотность</text:span><text:span text:style-name="T24"> – можно надечать несколько элементов на одну часть тела, пока плотность &lt;= 1.</text:span></text:p>
      <text:p text:style-name="P53"><text:span text:style-name="T5">Модификатор заражения</text:span><text:span text:style-name="T24"> – снижает шанс заразиться</text:span></text:p>
      <text:p text:style-name="P53"><text:span text:style-name="T5">Броня</text:span><text:span text:style-name="T24"> – снижает урон</text:span></text:p>
      <text:p text:style-name="P54"><text:span text:style-name="T5">Модификатор расхода сил</text:span><text:span text:style-name="T24"> – изменяет расход сил при перемещении</text:span></text:p>
      <text:p text:style-name="P24"/>
      <text:p text:style-name="P5">Ближний бой</text:p>
      <text:p text:style-name="P23">В ближнем бою есть шанс заразиться, но так перс не привлекает много внимания. Хорошая броня уменьшает шанс заражения.</text:p>
      <text:p text:style-name="P23">Зомби атакуют только <text:span text:style-name="T6">соседнюю клетку</text:span>.</text:p>
      <text:p text:style-name="P25">В ход персонаж может либо переместиться, либо атаковать. Если перс перемещается с атакуемой клетки, то он получает бонус к <text:span text:style-name="T12">увороту </text:span><text:span text:style-name="T13">(</text:span><text:span text:style-name="T7">удвоенный модификатор ловкости</text:span><text:span text:style-name="T13">)</text:span>.</text:p>
      <text:p text:style-name="P23"/>
      <text:p text:style-name="P6">Механика ближнего боя.</text:p>
      <text:p text:style-name="P26">Базовый шан попасть – <text:span text:style-name="T6">75%</text:span>.</text:p>
      <text:p text:style-name="P26"><text:soft-page-break/>Шанс попасть равен</text:p>
      <text:p text:style-name="P26"><text:span text:style-name="T6">B + (MFm – Dm) * 5 + AWm</text:span>,</text:p>
      <text:p text:style-name="P26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6">Максимальный шанс попасть – <text:span text:style-name="T6">95%</text:span>.</text:p>
      <text:p text:style-name="P27">М<text:span text:style-name="T11">инимальный </text:span>шанс попасть – <text:span text:style-name="T6">5%</text:span>.</text:p>
      <text:p text:style-name="P26"/>
      <text:p text:style-name="P26">Урон вычисляется как </text:p>
      <text:p text:style-name="P26"><text:span text:style-name="T6">WD + Sm * 5 – A</text:span>,</text:p>
      <text:p text:style-name="P26">где WD – урон оружия, Sm – модификатор силы атакующего, A – броня атакующего.</text:p>
      <text:p text:style-name="P26">В случае игрока оружие имеет шанс мгновенного убийства. Если шанс выпадает – противник погибает.</text:p>
      <text:p text:style-name="P26">Шанс мгновенного убийства вычисляется как</text:p>
      <text:p text:style-name="P26"><text:span text:style-name="T6">MDm – MRm</text:span>,</text:p>
      <text:p text:style-name="P26">где MDm – модификатор оружия, MRm – модификатор устойчивости зомби.</text:p>
      <text:p text:style-name="P26"/>
      <text:p text:style-name="P7">Дальний бой</text:p>
      <text:p text:style-name="P28">У огнестрела есть дополнительные параметры:</text:p>
      <text:p text:style-name="P63">Минимальная эффективная дистанция –<text:span text:style-name="T15"> если зомби блише, получаем штраф к точности</text:span></text:p>
      <text:p text:style-name="P63">Максимальная эффективная дистанция – <text:span text:style-name="T15">если зомби дальше, получаем штраф к точности</text:span></text:p>
      <text:p text:style-name="P64">Радиус сильного шума<text:span text:style-name="T15"> – дистанция привлечения зомби при выстреле</text:span></text:p>
      <text:p text:style-name="P64">Чувствительность к шуму<text:span text:style-name="T15"> – дополнительный модификатор к шансу сменить направление</text:span></text:p>
      <text:p text:style-name="P63"><text:span text:style-name="T15"/></text:p>
      <text:p text:style-name="P27">Базовый шан попасть – <text:span text:style-name="T6">75%</text:span>.</text:p>
      <text:p text:style-name="P27">Шанс попасть равен</text:p>
      <text:p text:style-name="P27"><text:soft-page-break/><text:span text:style-name="T17">B + (M</text:span><text:span text:style-name="T18">A</text:span><text:span text:style-name="T17">m – </text:span><text:span text:style-name="T18">P</text:span><text:span text:style-name="T17">m) * 5 + AWm</text:span><text:span text:style-name="T15">,</text:span></text:p>
      <text:p text:style-name="P27"><text:span text:style-name="T15">где B – базовый шанс попасть, M</text:span><text:span text:style-name="T16">A</text:span><text:span text:style-name="T15">m – модивикатор </text:span><text:span text:style-name="T16">точности</text:span><text:span text:style-name="T15"> атакующего, </text:span><text:span text:style-name="T16">P</text:span><text:span text:style-name="T15">m – </text:span><text:span text:style-name="T16">превышение допустимой дистанции (в любую сторону в метрах)</text:span><text:span text:style-name="T15">, AWm – модификатор точности оружия.</text:span></text:p>
      <text:p text:style-name="P27"><text:span text:style-name="T15">Максимальный шанс попасть – </text:span><text:span text:style-name="T17">95%</text:span><text:span text:style-name="T15">.</text:span></text:p>
      <text:p text:style-name="P27"><text:span text:style-name="T15">М</text:span><text:span text:style-name="T16">инимальный </text:span><text:span text:style-name="T15">шанс попасть – </text:span><text:span text:style-name="T18">0</text:span><text:span text:style-name="T17">%</text:span><text:span text:style-name="T15">.</text:span></text:p>
      <text:p text:style-name="P27"><text:span text:style-name="T15"/></text:p>
      <text:p text:style-name="P56">Дальний бой расходует боеприпасы и требует периодической перезарядки.</text:p>
      <text:p text:style-name="P29"><text:span text:style-name="T15"><text:line-break/></text:span><text:span text:style-name="T23">Расход сил в бою</text:span></text:p>
      <text:p text:style-name="P33"><text:span text:style-name="T15">Каждая атака расходует силы. Базовый расход </text:span><text:span text:style-name="T17">1</text:span><text:span text:style-name="T15">. Итоговый расход равен</text:span></text:p>
      <text:p text:style-name="P81">B * Wm</text:p>
      <text:p text:style-name="P82">где B – базовое значение, Wm – модификатор оружия.</text:p>
      <text:p text:style-name="P33"><text:span text:style-name="T15"/></text:p>
      <text:p text:style-name="P86">Расход сил при перемещении</text:p>
      <text:p text:style-name="P82">Каждый шаг отнимает B = 0.01 очков сил. Итоговое значение равно:</text:p>
      <text:p text:style-name="P82">B * (сумма Am)</text:p>
      <text:p text:style-name="P82">где Am – модификаторы брони.</text:p>
      <text:p text:style-name="P29"><text:span text:style-name="T15"/></text:p>
      <text:p text:style-name="P8"><text:span text:style-name="T15"/></text:p>
      <text:p text:style-name="P60">Привлечение зомби</text:p>
      <text:p text:style-name="P8"><text:span text:style-name="T20">Зомби в дефолтном состоянии бродя</text:span><text:span text:style-name="T21">т</text:span><text:span text:style-name="T20"> случайно. Если зомби видит игрока, то шанс движения в направлении игрока увеличивается кратно (до </text:span><text:span text:style-name="T22">91%</text:span><text:span text:style-name="T20">). Остальные направления получают </text:span><text:span text:style-name="T22">3%</text:span></text:p>
      <text:p text:style-name="P8"><text:span text:style-name="T20"/></text:p>
      <text:p text:style-name="P56">Без внешних импульсов шансы перемещения выравниваются:</text:p>
      <text:p text:style-name="P58">DD = DDo – 3</text:p>
      <text:p text:style-name="P58">RD = RDo + 1</text:p>
      <text:p text:style-name="P56"><text:soft-page-break/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8"><text:span text:style-name="T20"/></text:p>
      <text:p text:style-name="P57">Если зомби слышит громкий звук, то его направления меняются следующим образом:</text:p>
      <text:p text:style-name="P18"><text:span text:style-name="T20">DD = DDo </text:span><text:span text:style-name="T21">+</text:span><text:span text:style-name="T20"> </text:span><text:span text:style-name="T21">15</text:span><text:span text:style-name="T20"> </text:span><text:span text:style-name="T21">+ 3 * NSm</text:span></text:p>
      <text:p text:style-name="P18"><text:span text:style-name="T20">RD = RDo – </text:span><text:span text:style-name="T21">5 - NSm</text:span></text:p>
      <text:p text:style-name="P59">где NSm – модификатор чувствительности к шуму.</text:p>
      <text:p text:style-name="P71">Лут</text:p>
      <text:p text:style-name="P30">Каждая вещь в игре имеет вес. Грузоподъемность персонажа – <text:span text:style-name="T6">50 + 5 * Sm</text:span>, <text:span text:style-name="T27">Грузоподъемность авто </text:span><text:span text:style-name="T19">300</text:span><text:span text:style-name="T27">.</text:span></text:p>
      <text:p text:style-name="P30"/>
      <text:p text:style-name="P9">Типы лута</text:p>
      <text:p text:style-name="P30"><text:span text:style-name="T4">Еда</text:span> – уталяет голод (возможно, урон здоровью)</text:p>
      <text:p text:style-name="P30"><text:span text:style-name="T4">Напитки</text:span> – уталяет голод и жажду (возможно, урон здоровью)</text:p>
      <text:p text:style-name="P30"><text:span text:style-name="T4">Материалы</text:span> – для укрепления базы</text:p>
      <text:p text:style-name="P65">Оружие</text:p>
      <text:p text:style-name="P30"><text:span text:style-name="T4">Броня</text:span> – на каждую часть тела по одной.</text:p>
      <text:p text:style-name="P66">Медикаменты</text:p>
      <text:p text:style-name="P66">Прижигатели</text:p>
      <text:p text:style-name="P67">Топливо</text:p>
      <text:p text:style-name="P67"/>
      <text:p text:style-name="P89"/>
      <text:p text:style-name="P92">Механика рейдов</text:p>
      <text:p text:style-name="P83">За рейд (одну активную фазу) можно посетить одно место одного города и вернуться.</text:p>
      <text:p text:style-name="P83">Расстояния между городами и местами определяют расход топлива. Топливо добывается в рейдах.</text:p>
      <text:p text:style-name="P87"/>
      <text:p text:style-name="P87">На будущее</text:p>
      <text:p text:style-name="P84">Механика апгрейда автомобиля (либо нахождения нового автомобиля). Увеличение грузоподъемности, уменьшение расхода топлива и т. д.</text:p>
      <text:p text:style-name="P85"/>
      <text:p text:style-name="P88">Расход топлива</text:p>
      <text:p text:style-name="P85">У автомобиля есть параметр расхода топлива (на 1 км). При перемещении планировании рейда учитывается запас топлива. Рейд слишком далеко будет невозможен.</text:p>
      <text:p text:style-name="P84">Для решения ситуаций с топливом (когда получилось так, что его нет) можно добавить спец-локацию АЗС, куда можно сходить за топливом. Сложность будет расти от рейда к рейду.</text:p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3-11T13:09:04.016884283</dc:date>
    <meta:editing-duration>PT1H44M31S</meta:editing-duration>
    <meta:editing-cycles>22</meta:editing-cycles>
    <meta:generator>LibreOffice/24.2.7.2$Linux_X86_64 LibreOffice_project/420$Build-2</meta:generator>
    <meta:document-statistic meta:table-count="4" meta:image-count="0" meta:object-count="0" meta:page-count="14" meta:paragraph-count="225" meta:word-count="1362" meta:character-count="9279" meta:non-whitespace-character-count="8065"/>
  </office:meta>
</office:document-meta>
</file>